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73a" officeooo:paragraph-rsid="000a173a"/>
    </style:style>
    <style:style style:name="P2" style:family="paragraph" style:parent-style-name="Standard">
      <style:paragraph-properties fo:text-align="start" style:justify-single-word="false"/>
      <style:text-properties officeooo:rsid="000a173a" officeooo:paragraph-rsid="000a173a"/>
    </style:style>
    <style:style style:name="P3" style:family="paragraph" style:parent-style-name="Standard" style:list-style-name="WWNum1">
      <style:paragraph-properties fo:text-align="start" style:justify-single-word="false" style:writing-mode="lr-tb"/>
      <style:text-properties officeooo:rsid="000a173a" officeooo:paragraph-rsid="000a173a"/>
    </style:style>
    <style:style style:name="P4" style:family="paragraph" style:parent-style-name="Standard" style:list-style-name="L1">
      <style:paragraph-properties fo:text-align="start" style:justify-single-word="false" style:writing-mode="lr-tb"/>
      <style:text-properties officeooo:rsid="000a173a" officeooo:paragraph-rsid="000a17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a173a" officeooo:paragraph-rsid="000a173a"/>
    </style:style>
    <style:style style:name="P6" style:family="paragraph" style:parent-style-name="Standard">
      <style:paragraph-properties fo:text-align="center" style:justify-single-word="false" style:writing-mode="lr-tb"/>
      <style:text-properties officeooo:rsid="000a173a" officeooo:paragraph-rsid="000a17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on de la entrevista</text:p>
      <text:p text:style-name="P2"/>
      <text:p text:style-name="P1">MODULOS DE COMPUTACION.</text:p>
      <text:p text:style-name="P2"/>
      <text:p text:style-name="P2"/>
      <text:p text:style-name="P2"/>
      <text:list xml:id="list715156372" text:style-name="L1">
        <text:list-item>
          <text:p text:style-name="P4">¿cuantos módulos imparten?</text:p>
        </text:list-item>
        <text:list-item>
          <text:p text:style-name="P4">¿Cuales son los nombre de los módulos?</text:p>
        </text:list-item>
        <text:list-item>
          <text:p text:style-name="P4">¿Cuantos temas tiene cada modulo?</text:p>
        </text:list-item>
        <text:list-item>
          <text:p text:style-name="P4">¿cuales son los prácticos?</text:p>
        </text:list-item>
        <text:list-item>
          <text:p text:style-name="P4">¿cuales son los teóricos?</text:p>
        </text:list-item>
        <text:list-item>
          <text:p text:style-name="P4">¿Cuales es el mas impartido o mas extenso?</text:p>
        </text:list-item>
      </text:list>
      <text:p text:style-name="P5"/>
      <text:p text:style-name="P5"/>
      <text:p text:style-name="P5"/>
      <text:p text:style-name="P5"/>
      <text:p text:style-name="P6">INGLES TECNICO</text:p>
      <text:p text:style-name="P6"/>
      <text:p text:style-name="P6"/>
      <text:p text:style-name="P6"/>
      <text:list xml:id="list4132120031" text:style-name="WWNum1">
        <text:list-item>
          <text:p text:style-name="P3">¿cuantos módulos imparten?</text:p>
        </text:list-item>
        <text:list-item>
          <text:p text:style-name="P3">¿Cuantos temas tiene cada modulo?</text:p>
        </text:list-item>
        <text:list-item>
          <text:p text:style-name="P3">¿cuales son los prácticos y cuales son los teóricos?</text:p>
        </text:list-item>
        <text:list-item>
          <text:p text:style-name="P3">Mas impartido o mas extenso de cada añ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8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0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0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1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2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3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4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6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7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8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20T13:33:49.306000000</meta:creation-date>
    <dc:date>2024-08-20T13:40:33.541000000</dc:date>
    <meta:editing-duration>PT6M44S</meta:editing-duration>
    <meta:editing-cycles>1</meta:editing-cycles>
    <meta:document-statistic meta:table-count="0" meta:image-count="0" meta:object-count="0" meta:page-count="1" meta:paragraph-count="13" meta:word-count="75" meta:character-count="415" meta:non-whitespace-character-count="363"/>
    <meta:generator>LibreOffice/7.0.5.2$Windows_X86_64 LibreOffice_project/64390860c6cd0aca4beafafcfd84613dd9dfb63a</meta:generator>
  </office:meta>
</office:document-meta>
</file>